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weight="normal" style:font-weight-asian="normal" style:font-weight-complex="normal"/>
    </style:style>
    <style:style style:name="T1" style:family="text">
      <style:text-properties fo:font-size="18pt" style:font-size-asian="18pt" style:font-size-complex="18pt"/>
    </style:style>
    <style:style style:name="T2"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Idee Testunterstützung in FaktorIPS</text:span><text:line-break/></text:p>
      <text:p text:style-name="Standard">IT definiert Testfalltypen, zum Beispiel „BeitragsberechnungHaftpflicht“. Die Definition besteht aus der Beschreibung des Input (z. B. Die HpPolice mit allen ihren Bestandteilen), den Modell-Methoden, die aufgerufen werden sollen und den Merkmalen (bzw. dem Rückgabewert einer Methode?), die anschließend zu prüfen sind.</text:p>
      <text:p text:style-name="Standard"/>
      <text:p text:style-name="Standard">Die Fachabteilung kann auf Basis der Testfalltypen Testfälle definieren. Ein Testfall enthaelt einen Input entsprechend der Input-Beschreibung und die erwarteten Referenzwerte.</text:p>
      <text:p text:style-name="Standard"/>
      <text:p text:style-name="Standard">Die Trennung entspricht zum Beispiel dem Vorgehen mit Excelsheets. Man eignet sich auf einen Aufbau fuer ein Excelsheet (Testfalltyp) und die Fachabteilung liefert die Testfälle in Form von konkreten Excelsheets.</text:p>
      <text:p text:style-name="Standard"/>
      <text:p text:style-name="Standard">Umsetzungsdetails:</text:p>
      <text:p text:style-name="Standard">Aus dem Testfalltypen wird Java-Sourcecode generiert. Dieser kann wie üblich von der Anwendungsentwicklung ergänzt werden. Zum Beispiel werden die auszuführenden Modell-Methoden einfach in den generierten Code geschrieben. Die generierte Javaklasse kann einen Testfall ausführen.</text:p>
      <text:p text:style-name="Standard"/>
      <text:p text:style-name="Standard">Ausführen der Testfälle in FaktorIPS</text:p>
      <text:p text:style-name="Standard">TestRunner analog zu Junit. Also starten einer neuen JVM in einem eigenen Prozess und Kommunikation des Testfortschritts und des Testresults über Socktes zwischen den Prozessen.</text:p>
      <text:p text:style-name="Standard"/>
      <text:p text:style-name="P1">Ideen aus dem Workshop 7.8.2006</text:p>
      <text:p text:style-name="P1"/>
      <text:p text:style-name="P2">Verwendung eines Objektes als Inputobjekt und Expected Result Objekt</text:p>
      <text:p text:style-name="P2">Fällt jemandem ein besserer Konzeptname ein?</text:p>
      <text:p text:style-name="P3">Es gibt Testfalltypen wie zum Beispiel die Beitragsberechnung, bei der der Input aus einem Objekt besteht und nach der Ausführung der zu testenden Methode(n)) bestimmte Eigenschaften (wie z. B. der Beitrag) des gleichen Objektes auf <text:s/>die erwartetetn Ergebnisse geprüft wird. Man könnte also das gleiche Objekt zur Beschreibung des Inputs und des erwarteten Ergebnisses verwenden.</text:p>
      <text:p text:style-name="P1">=&gt; Kandidat zur Umsetzung in Version 1.0</text:p>
      <text:p text:style-name="P2"/>
      <text:p text:style-name="P1"/>
      <text:p text:style-name="P3"><text:span text:style-name="T2">Unterstützung Vertragsentwicklung</text:span> (diskutiert auch als Testfallketten)</text:p>
      <text:p text:style-name="P3">In der Lebensversicherung und der Krankenversicherung ist es üblich ausgehend von einem Vertagszustand 0 einen Vertrag zu einen Zustand X zu entwickeln, in dem die einzelnen Vertragsänderungen beschrieben werden, z. B. Schreibe den Vertrag 10x fort, setze ihn dann beitragsfrei und setze ihn dann wieder in Kraft. Genauer zu diskutieren ist, ob nach jedem Schritt bestimmte Werte getestet werden sollen, oder zur nach dem Letzten.</text:p>
      <text:p text:style-name="P3">Der Grund hierfür ist, dass die Definition eines Vertragzustandes inkl. aller Konten / Buchungen nach diversen Fortschreibungen aufwändig ist, und die Definition des Inputs leichter über einen neu angelegten Vertrag und die durchzuführenden Änderungen beschrieben werden kann.</text:p>
      <text:p text:style-name="P3">=&gt; <text:span text:style-name="T2">Wird nicht in Version 1.0 umgesetzt</text:span></text:p>
      <text:p text:style-name="P3"/>
      <text:p text:style-name="P1">Anzeige von Vertragsinhalten &amp; Übernahme in ExpectedResult</text:p>
      <text:p text:style-name="P3">Der Testfall soll ausgeführt werden können, aber anstatt das Ergebnis der Methoden mit dem ExpectedResult zu vergleichen, wird das Ergebnis (zum Beispiel ein Vertrag) angezeigt. Das angezeigte Ergebnis soll dann als ExpectedResult übernommen werden können. Bei einer Vertragsentwicklung wäre es schön, den Vertragsstand nach jedem Schritt ansehen zu können (Simulation Vertragsentwicklung). </text:p>
      <text:p text:style-name="P1">=&gt; Kandidat zur Umsetzung in Version 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5-11T17:35:46</meta:creation-date>
    <dc:creator>Jan Ortmann</dc:creator>
    <dc:date>2006-08-14T13:26:54</dc:date>
    <dc:language>de-DE</dc:language>
    <meta:editing-cycles>19</meta:editing-cycles>
    <meta:editing-duration>PT5H28M50S</meta:editing-duration>
    <meta:user-defined meta:name="Info 1"/>
    <meta:user-defined meta:name="Info 2"/>
    <meta:user-defined meta:name="Info 3"/>
    <meta:user-defined meta:name="Info 4"/>
    <meta:document-statistic meta:table-count="0" meta:image-count="0" meta:object-count="0" meta:page-count="2" meta:paragraph-count="20" meta:word-count="423" meta:character-count="3119"/>
  </office:meta>
</office:document-meta>
</file>